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4.6243in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0.5306in"/>
    </style:style>
    <style:style style:name="Table2.C" style:family="table-column">
      <style:table-column-properties style:column-width="0.4306in"/>
    </style:style>
    <style:style style:name="Table2.D" style:family="table-column">
      <style:table-column-properties style:column-width="0.5618in"/>
    </style:style>
    <style:style style:name="Table2.E" style:family="table-column">
      <style:table-column-properties style:column-width="0.6313in"/>
    </style:style>
    <style:style style:name="Table2.F" style:family="table-column">
      <style:table-column-properties style:column-width="0.4924in"/>
    </style:style>
    <style:style style:name="Table2.G" style:family="table-column">
      <style:table-column-properties style:column-width="0.5847in"/>
    </style:style>
    <style:style style:name="Table2.H" style:family="table-column">
      <style:table-column-properties style:column-width="0.7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1" style:family="table">
      <style:table-properties style:width="3.216in" fo:margin-left="0.5292in" table:align="left"/>
    </style:style>
    <style:style style:name="Table1.A" style:family="table-column">
      <style:table-column-properties style:column-width="0.7465in"/>
    </style:style>
    <style:style style:name="Table1.D" style:family="table-column">
      <style:table-column-properties style:column-width="0.22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0035in" table:align="left"/>
    </style:style>
    <style:style style:name="Table3.A" style:family="table-column">
      <style:table-column-properties style:column-width="0.6556in"/>
    </style:style>
    <style:style style:name="Table3.B" style:family="table-column">
      <style:table-column-properties style:column-width="0.3778in"/>
    </style:style>
    <style:style style:name="Table3.C" style:family="table-column">
      <style:table-column-properties style:column-width="2.970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1229in" table:align="left"/>
    </style:style>
    <style:style style:name="Table4.A" style:family="table-column">
      <style:table-column-properties style:column-width="0.7944in"/>
    </style:style>
    <style:style style:name="Table4.B" style:family="table-column">
      <style:table-column-properties style:column-width="0.2764in"/>
    </style:style>
    <style:style style:name="Table4.C" style:family="table-column">
      <style:table-column-properties style:column-width="0.3778in"/>
    </style:style>
    <style:style style:name="Table4.D" style:family="table-column">
      <style:table-column-properties style:column-width="0.6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5" style:family="table">
      <style:table-properties style:width="3.066in" table:align="left"/>
    </style:style>
    <style:style style:name="Table5.A" style:family="table-column">
      <style:table-column-properties style:column-width="0.5722in"/>
    </style:style>
    <style:style style:name="Table5.B" style:family="table-column">
      <style:table-column-properties style:column-width="2.49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6507in" table:align="left"/>
    </style:style>
    <style:style style:name="Table6.A" style:family="table-column">
      <style:table-column-properties style:column-width="0.6465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0.684in"/>
    </style:style>
    <style:style style:name="Table6.D" style:family="table-column">
      <style:table-column-properties style:column-width="0.66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21d13"/>
    </style:style>
    <style:style style:name="P2" style:family="paragraph" style:parent-style-name="Standard">
      <style:text-properties officeooo:rsid="0000de18" officeooo:paragraph-rsid="0000de18"/>
    </style:style>
    <style:style style:name="P3" style:family="paragraph" style:parent-style-name="Standard">
      <style:text-properties officeooo:rsid="00021d13" officeooo:paragraph-rsid="00021d13"/>
    </style:style>
    <style:style style:name="P4" style:family="paragraph" style:parent-style-name="Standard">
      <style:text-properties officeooo:rsid="0004b4b0" officeooo:paragraph-rsid="0004b4b0"/>
    </style:style>
    <style:style style:name="P5" style:family="paragraph" style:parent-style-name="Standard">
      <style:text-properties officeooo:rsid="0004b4b0" officeooo:paragraph-rsid="00414f46"/>
    </style:style>
    <style:style style:name="P6" style:family="paragraph" style:parent-style-name="Standard">
      <style:text-properties officeooo:rsid="00073bcf" officeooo:paragraph-rsid="00073bcf"/>
    </style:style>
    <style:style style:name="P7" style:family="paragraph" style:parent-style-name="Standard">
      <style:text-properties fo:font-weight="bold" officeooo:rsid="0004b4b0" officeooo:paragraph-rsid="0019ae6a" style:font-weight-asian="bold" style:font-weight-complex="bold"/>
    </style:style>
    <style:style style:name="P8" style:family="paragraph" style:parent-style-name="Standard">
      <style:text-properties fo:font-weight="bold" officeooo:rsid="0004b4b0" officeooo:paragraph-rsid="00434a54" style:font-weight-asian="bold" style:font-weight-complex="bold"/>
    </style:style>
    <style:style style:name="P9" style:family="paragraph" style:parent-style-name="Standard">
      <style:text-properties fo:font-weight="bold" officeooo:rsid="0004b4b0" officeooo:paragraph-rsid="0004b4b0" style:font-weight-asian="bold" style:font-weight-complex="bold"/>
    </style:style>
    <style:style style:name="P10" style:family="paragraph" style:parent-style-name="Standard">
      <style:text-properties fo:font-weight="bold" officeooo:rsid="00073bcf" officeooo:paragraph-rsid="002c7fac" style:font-weight-asian="bold" style:font-weight-complex="bold"/>
    </style:style>
    <style:style style:name="P11" style:family="paragraph" style:parent-style-name="Standard">
      <style:text-properties fo:font-weight="bold" officeooo:rsid="003252dd" officeooo:paragraph-rsid="003252dd" style:font-weight-asian="bold" style:font-weight-complex="bold"/>
    </style:style>
    <style:style style:name="P12" style:family="paragraph" style:parent-style-name="Standard">
      <style:text-properties fo:font-weight="bold" officeooo:rsid="00347f53" officeooo:paragraph-rsid="00347f53" style:font-weight-asian="bold" style:font-weight-complex="bold"/>
    </style:style>
    <style:style style:name="P13" style:family="paragraph" style:parent-style-name="Standard">
      <style:text-properties fo:font-weight="bold" officeooo:rsid="0039a730" officeooo:paragraph-rsid="0039a730" style:font-weight-asian="bold" style:font-weight-complex="bold"/>
    </style:style>
    <style:style style:name="P14" style:family="paragraph" style:parent-style-name="Standard">
      <style:text-properties fo:font-weight="bold" officeooo:rsid="00434a54" officeooo:paragraph-rsid="00434a54" style:font-weight-asian="bold" style:font-weight-complex="bold"/>
    </style:style>
    <style:style style:name="P15" style:family="paragraph" style:parent-style-name="Standard">
      <style:text-properties fo:font-size="10pt" officeooo:rsid="0004b4b0" officeooo:paragraph-rsid="0024a43b" style:font-size-asian="10.5pt"/>
    </style:style>
    <style:style style:name="P16" style:family="paragraph" style:parent-style-name="Standard">
      <style:text-properties fo:font-size="10pt" officeooo:rsid="000e45d0" officeooo:paragraph-rsid="0024a43b" style:font-size-asian="10.5pt"/>
    </style:style>
    <style:style style:name="P17" style:family="paragraph" style:parent-style-name="Standard">
      <style:text-properties fo:font-size="10pt" officeooo:rsid="000e45d0" officeooo:paragraph-rsid="0019ae6a" style:font-size-asian="10.5pt"/>
    </style:style>
    <style:style style:name="P18" style:family="paragraph" style:parent-style-name="Standard">
      <style:text-properties fo:font-size="10pt" officeooo:rsid="000e45d0" officeooo:paragraph-rsid="0049acba" style:font-size-asian="10.5pt"/>
    </style:style>
    <style:style style:name="P19" style:family="paragraph" style:parent-style-name="Standard">
      <style:text-properties fo:font-size="10pt" officeooo:rsid="002250ca" officeooo:paragraph-rsid="0024a43b" style:font-size-asian="10.5pt"/>
    </style:style>
    <style:style style:name="P20" style:family="paragraph" style:parent-style-name="Standard">
      <style:text-properties fo:font-size="10pt" officeooo:rsid="001d935b" officeooo:paragraph-rsid="0024a43b" style:font-size-asian="10.5pt"/>
    </style:style>
    <style:style style:name="P21" style:family="paragraph" style:parent-style-name="Standard">
      <style:text-properties fo:font-size="10pt" officeooo:rsid="0049352b" officeooo:paragraph-rsid="0049352b" style:font-size-asian="10.5pt"/>
    </style:style>
    <style:style style:name="P22" style:family="paragraph" style:parent-style-name="Standard">
      <style:text-properties fo:font-size="10pt" fo:font-weight="normal" officeooo:rsid="000f565d" officeooo:paragraph-rsid="000f565d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49352b" officeooo:paragraph-rsid="0049acba" style:font-size-asian="10.5pt" style:font-weight-asian="normal" style:font-size-complex="10pt" style:font-weight-complex="normal"/>
    </style:style>
    <style:style style:name="P24" style:family="paragraph" style:parent-style-name="Standard">
      <style:text-properties officeooo:rsid="000e45d0" officeooo:paragraph-rsid="0019ae6a"/>
    </style:style>
    <style:style style:name="P25" style:family="paragraph" style:parent-style-name="Standard">
      <style:text-properties officeooo:rsid="002b7a2c" officeooo:paragraph-rsid="002b7a2c"/>
    </style:style>
    <style:style style:name="P26" style:family="paragraph" style:parent-style-name="Standard">
      <style:text-properties officeooo:rsid="002c7fac" officeooo:paragraph-rsid="0004b4b0"/>
    </style:style>
    <style:style style:name="P27" style:family="paragraph" style:parent-style-name="Standard">
      <style:text-properties officeooo:rsid="003252dd" officeooo:paragraph-rsid="003252dd"/>
    </style:style>
    <style:style style:name="P28" style:family="paragraph" style:parent-style-name="Standard">
      <style:text-properties officeooo:rsid="003252dd" officeooo:paragraph-rsid="0004b4b0"/>
    </style:style>
    <style:style style:name="P29" style:family="paragraph" style:parent-style-name="Standard">
      <style:text-properties officeooo:rsid="00347f53" officeooo:paragraph-rsid="00347f53"/>
    </style:style>
    <style:style style:name="P30" style:family="paragraph" style:parent-style-name="Standard">
      <style:text-properties officeooo:rsid="0039a730" officeooo:paragraph-rsid="0039a730"/>
    </style:style>
    <style:style style:name="P31" style:family="paragraph" style:parent-style-name="Standard">
      <style:text-properties officeooo:rsid="00414f46" officeooo:paragraph-rsid="00414f46"/>
    </style:style>
    <style:style style:name="P32" style:family="paragraph" style:parent-style-name="Standard">
      <style:text-properties officeooo:paragraph-rsid="0000de18"/>
    </style:style>
    <style:style style:name="P33" style:family="paragraph" style:parent-style-name="Standard">
      <style:text-properties officeooo:paragraph-rsid="00485235"/>
    </style:style>
    <style:style style:name="P34" style:family="paragraph" style:parent-style-name="Standard">
      <style:text-properties officeooo:paragraph-rsid="005171b9"/>
    </style:style>
    <style:style style:name="P35" style:family="paragraph" style:parent-style-name="Standard">
      <style:text-properties officeooo:paragraph-rsid="0068fbb8"/>
    </style:style>
    <style:style style:name="P36" style:family="paragraph" style:parent-style-name="Standard">
      <style:text-properties officeooo:rsid="00485235" officeooo:paragraph-rsid="00485235"/>
    </style:style>
    <style:style style:name="P37" style:family="paragraph" style:parent-style-name="Standard">
      <style:text-properties officeooo:rsid="005171b9" officeooo:paragraph-rsid="005171b9"/>
    </style:style>
    <style:style style:name="P38" style:family="paragraph" style:parent-style-name="Standard">
      <style:text-properties officeooo:rsid="0068fbb8" officeooo:paragraph-rsid="0068fbb8"/>
    </style:style>
    <style:style style:name="P3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paragraph-rsid="00146df9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31cf35" officeooo:paragraph-rsid="0031cf35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46df9" officeooo:paragraph-rsid="00146df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146df9" officeooo:paragraph-rsid="00146df9" fo:background-color="#ffff0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officeooo:rsid="0015537c" officeooo:paragraph-rsid="0015537c" fo:background-color="#ffff0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rsid="00173ded" officeooo:paragraph-rsid="00173ded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officeooo:paragraph-rsid="0037e958"/>
    </style:style>
    <style:style style:name="P47" style:family="paragraph" style:parent-style-name="Table_20_Contents">
      <style:text-properties officeooo:paragraph-rsid="0039a730"/>
    </style:style>
    <style:style style:name="P48" style:family="paragraph" style:parent-style-name="Table_20_Contents">
      <style:text-properties officeooo:rsid="002c7fac"/>
    </style:style>
    <style:style style:name="P49" style:family="paragraph" style:parent-style-name="Table_20_Contents">
      <style:text-properties officeooo:rsid="003400cf" officeooo:paragraph-rsid="003400cf"/>
    </style:style>
    <style:style style:name="P50" style:family="paragraph" style:parent-style-name="Table_20_Contents">
      <style:text-properties officeooo:rsid="003252dd" officeooo:paragraph-rsid="003252dd"/>
    </style:style>
    <style:style style:name="P51" style:family="paragraph" style:parent-style-name="Table_20_Contents">
      <style:text-properties officeooo:rsid="0036e509" officeooo:paragraph-rsid="0036e509"/>
    </style:style>
    <style:style style:name="P52" style:family="paragraph" style:parent-style-name="Table_20_Contents">
      <style:text-properties officeooo:rsid="0039a730" officeooo:paragraph-rsid="0039a730"/>
    </style:style>
    <style:style style:name="P53" style:family="paragraph" style:parent-style-name="Table_20_Contents">
      <style:text-properties officeooo:rsid="003a45e5" officeooo:paragraph-rsid="003a45e5"/>
    </style:style>
    <style:style style:name="P54" style:family="paragraph" style:parent-style-name="Text_20_body">
      <style:text-properties officeooo:paragraph-rsid="0055e4e4"/>
    </style:style>
    <style:style style:name="P55" style:family="paragraph" style:parent-style-name="Text_20_body">
      <style:text-properties officeooo:paragraph-rsid="005fd02e"/>
    </style:style>
    <style:style style:name="P56" style:family="paragraph" style:parent-style-name="Text_20_body">
      <style:text-properties fo:font-style="italic" fo:font-weight="bold" officeooo:paragraph-rsid="0055e4e4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fo:font-style="italic" fo:font-weight="bold" officeooo:rsid="0055e4e4" officeooo:paragraph-rsid="0055e4e4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fo:font-style="italic" fo:font-weight="bold" officeooo:rsid="006cda72" officeooo:paragraph-rsid="006cda72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officeooo:rsid="00676d20"/>
    </style:style>
    <style:style style:name="P60" style:family="paragraph" style:parent-style-name="Text_20_body">
      <style:text-properties officeooo:rsid="0055e4e4" officeooo:paragraph-rsid="0055e4e4"/>
    </style:style>
    <style:style style:name="P61" style:family="paragraph" style:parent-style-name="Text_20_body">
      <style:text-properties officeooo:rsid="005db75e" officeooo:paragraph-rsid="0055e4e4"/>
    </style:style>
    <style:style style:name="P62" style:family="paragraph" style:parent-style-name="Text_20_body">
      <style:text-properties officeooo:rsid="006cda72" officeooo:paragraph-rsid="006cda72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49acba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4eb247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5320a3"/>
    </style:style>
    <style:style style:name="P66" style:family="paragraph" style:parent-style-name="Preformatted_20_Text">
      <style:paragraph-properties fo:orphans="2" fo:widows="2"/>
      <style:text-properties fo:font-variant="normal" fo:text-transform="none" fo:color="#000000" fo:font-size="8pt" fo:letter-spacing="normal" officeooo:paragraph-rsid="005fd02e" style:font-size-asian="8pt" style:font-size-complex="8pt"/>
    </style:style>
    <style:style style:name="P67" style:family="paragraph" style:parent-style-name="Preformatted_20_Text">
      <style:text-properties fo:font-variant="normal" fo:text-transform="none" fo:color="#000000" fo:font-size="8pt" fo:letter-spacing="normal" fo:font-style="normal" fo:font-weight="normal" officeooo:rsid="0049352b" officeooo:paragraph-rsid="005fd02e" style:font-size-asian="8pt" style:font-size-complex="8pt"/>
    </style:style>
    <style:style style:name="P68" style:family="paragraph" style:parent-style-name="Preformatted_20_Text">
      <style:text-properties fo:font-variant="normal" fo:text-transform="none" fo:color="#000000" fo:font-size="10pt" fo:letter-spacing="normal" fo:font-style="normal" fo:font-weight="normal" officeooo:rsid="0049352b" officeooo:paragraph-rsid="0049acba" style:font-size-asian="10.5pt"/>
    </style:style>
    <style:style style:name="P69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 officeooo:paragraph-rsid="0049acba"/>
    </style:style>
    <style:style style:name="P70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font-size="8pt" fo:letter-spacing="normal" fo:font-style="normal" fo:font-weight="normal" officeooo:rsid="005fd02e" officeooo:paragraph-rsid="005fd02e" style:font-size-asian="8pt" style:font-size-complex="8pt"/>
    </style:style>
    <style:style style:name="P71" style:family="paragraph" style:parent-style-name="Standard">
      <style:text-properties officeooo:rsid="00745d16" officeooo:paragraph-rsid="00745d16"/>
    </style:style>
    <style:style style:name="P72" style:family="paragraph" style:parent-style-name="Standard">
      <style:text-properties officeooo:rsid="0068fbb8" officeooo:paragraph-rsid="00745d16"/>
    </style:style>
    <style:style style:name="P73" style:family="paragraph" style:parent-style-name="Standard">
      <style:text-properties officeooo:rsid="0068fbb8" officeooo:paragraph-rsid="0075837c"/>
    </style:style>
    <style:style style:name="P74" style:family="paragraph" style:parent-style-name="Heading_20_1" style:list-style-name=""/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rsid="00676d20"/>
    </style:style>
    <style:style style:name="P77" style:family="paragraph" style:parent-style-name="Heading_20_2">
      <style:paragraph-properties fo:text-align="center" style:justify-single-word="false"/>
      <style:text-properties officeooo:rsid="003ee33f"/>
    </style:style>
    <style:style style:name="P78" style:family="paragraph" style:parent-style-name="Heading_20_2">
      <style:paragraph-properties fo:text-align="center" style:justify-single-word="false" fo:break-before="page"/>
      <style:text-properties officeooo:rsid="00434a54"/>
    </style:style>
    <style:style style:name="T1" style:family="text">
      <style:text-properties officeooo:rsid="0000de18"/>
    </style:style>
    <style:style style:name="T2" style:family="text">
      <style:text-properties officeooo:rsid="00021d13"/>
    </style:style>
    <style:style style:name="T3" style:family="text">
      <style:text-properties officeooo:rsid="00146df9"/>
    </style:style>
    <style:style style:name="T4" style:family="text">
      <style:text-properties officeooo:rsid="00189ef0"/>
    </style:style>
    <style:style style:name="T5" style:family="text">
      <style:text-properties officeooo:rsid="0022b187"/>
    </style:style>
    <style:style style:name="T6" style:family="text">
      <style:text-properties officeooo:rsid="002464b1"/>
    </style:style>
    <style:style style:name="T7" style:family="text">
      <style:text-properties officeooo:rsid="002c7fac"/>
    </style:style>
    <style:style style:name="T8" style:family="text">
      <style:text-properties officeooo:rsid="0037e958"/>
    </style:style>
    <style:style style:name="T9" style:family="text">
      <style:text-properties officeooo:rsid="00387cb0"/>
    </style:style>
    <style:style style:name="T10" style:family="text">
      <style:text-properties officeooo:rsid="0039a730"/>
    </style:style>
    <style:style style:name="T11" style:family="text">
      <style:text-properties officeooo:rsid="003a45e5"/>
    </style:style>
    <style:style style:name="T12" style:family="text">
      <style:text-properties officeooo:rsid="00414f46"/>
    </style:style>
    <style:style style:name="T13" style:family="text">
      <style:text-properties officeooo:rsid="00434a54"/>
    </style:style>
    <style:style style:name="T14" style:family="text">
      <style:text-properties officeooo:rsid="0044f162"/>
    </style:style>
    <style:style style:name="T15" style:family="text">
      <style:text-properties officeooo:rsid="00460ddd"/>
    </style:style>
    <style:style style:name="T16" style:family="text">
      <style:text-properties officeooo:rsid="00485235"/>
    </style:style>
    <style:style style:name="T17" style:family="text">
      <style:text-properties officeooo:rsid="0049352b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49352b"/>
    </style:style>
    <style:style style:name="T20" style:family="text">
      <style:text-properties fo:font-style="normal" fo:font-weight="normal" officeooo:rsid="0049acba"/>
    </style:style>
    <style:style style:name="T21" style:family="text">
      <style:text-properties fo:font-style="normal" fo:font-weight="normal" officeooo:rsid="004b437a"/>
    </style:style>
    <style:style style:name="T22" style:family="text">
      <style:text-properties fo:font-style="normal" fo:font-weight="normal" officeooo:rsid="004d2821"/>
    </style:style>
    <style:style style:name="T23" style:family="text">
      <style:text-properties fo:font-style="normal" fo:font-weight="normal" officeooo:rsid="004d6418"/>
    </style:style>
    <style:style style:name="T24" style:family="text">
      <style:text-properties fo:font-style="normal" fo:font-weight="normal" officeooo:rsid="004d7ba9"/>
    </style:style>
    <style:style style:name="T25" style:family="text">
      <style:text-properties fo:font-style="normal" fo:font-weight="normal" officeooo:rsid="004e33f8"/>
    </style:style>
    <style:style style:name="T26" style:family="text">
      <style:text-properties fo:font-style="normal" fo:font-weight="normal" officeooo:rsid="00508092"/>
    </style:style>
    <style:style style:name="T27" style:family="text">
      <style:text-properties fo:font-style="normal" fo:font-weight="normal" officeooo:rsid="00524dac"/>
    </style:style>
    <style:style style:name="T28" style:family="text">
      <style:text-properties fo:font-style="normal" fo:font-weight="normal" officeooo:rsid="00549690"/>
    </style:style>
    <style:style style:name="T29" style:family="text">
      <style:text-properties fo:font-style="normal" fo:font-weight="normal" officeooo:rsid="00551f23"/>
    </style:style>
    <style:style style:name="T30" style:family="text">
      <style:text-properties fo:font-style="normal" fo:font-weight="normal" officeooo:rsid="00650bfa"/>
    </style:style>
    <style:style style:name="T31" style:family="text">
      <style:text-properties officeooo:rsid="0049acba"/>
    </style:style>
    <style:style style:name="T32" style:family="text">
      <style:text-properties officeooo:rsid="004eb247"/>
    </style:style>
    <style:style style:name="T33" style:family="text">
      <style:text-properties officeooo:rsid="005171b9"/>
    </style:style>
    <style:style style:name="T34" style:family="text">
      <style:text-properties officeooo:rsid="0055e4e4"/>
    </style:style>
    <style:style style:name="T35" style:family="text">
      <style:text-properties officeooo:rsid="0057dc2e"/>
    </style:style>
    <style:style style:name="T36" style:family="text">
      <style:text-properties officeooo:rsid="0059467c"/>
    </style:style>
    <style:style style:name="T37" style:family="text">
      <style:text-properties style:text-underline-style="solid" style:text-underline-width="auto" style:text-underline-color="font-color" officeooo:rsid="0055e4e4"/>
    </style:style>
    <style:style style:name="T38" style:family="text">
      <style:text-properties style:text-underline-style="solid" style:text-underline-width="auto" style:text-underline-color="font-color" officeooo:rsid="005991c6"/>
    </style:style>
    <style:style style:name="T39" style:family="text">
      <style:text-properties style:text-underline-style="solid" style:text-underline-width="auto" style:text-underline-color="font-color" officeooo:rsid="005fd02e"/>
    </style:style>
    <style:style style:name="T40" style:family="text">
      <style:text-properties style:text-underline-style="solid" style:text-underline-width="auto" style:text-underline-color="font-color" officeooo:rsid="006cda72"/>
    </style:style>
    <style:style style:name="T41" style:family="text">
      <style:text-properties officeooo:rsid="005db75e"/>
    </style:style>
    <style:style style:name="T42" style:family="text">
      <style:text-properties officeooo:rsid="005eecb7"/>
    </style:style>
    <style:style style:name="T43" style:family="text">
      <style:text-properties officeooo:rsid="005fd02e"/>
    </style:style>
    <style:style style:name="T44" style:family="text">
      <style:text-properties officeooo:rsid="0068fbb8"/>
    </style:style>
    <style:style style:name="T45" style:family="text">
      <style:text-properties officeooo:rsid="0069f6c6"/>
    </style:style>
    <style:style style:name="T46" style:family="text">
      <style:text-properties officeooo:rsid="006afa20"/>
    </style:style>
    <style:style style:name="T47" style:family="text">
      <style:text-properties officeooo:rsid="006e31f4"/>
    </style:style>
    <style:style style:name="T48" style:family="text">
      <style:text-properties officeooo:rsid="006ecdc4"/>
    </style:style>
    <style:style style:name="T49" style:family="text">
      <style:text-properties officeooo:rsid="006fa2a4"/>
    </style:style>
    <style:style style:name="T50" style:family="text">
      <style:text-properties officeooo:rsid="00745d16"/>
    </style:style>
    <style:style style:name="T51" style:family="text">
      <style:text-properties officeooo:rsid="007583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es:</text:h>
      <text:h text:style-name="P77" text:outline-level="2">Model</text:h>
      <text:p text:style-name="P7">Tile</text:p>
      <text:p text:style-name="P24"><text:tab/>tile_info =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content_id</text:p>
          </table:table-cell>
          <table:table-cell table:style-name="Table2.A1" office:value-type="string">
            <text:p text:style-name="P15"><text:span text:style-name="T5">loc_xy</text:span><text:span text:style-name="T6">z</text:span></text:p>
          </table:table-cell>
          <table:table-cell table:style-name="Table2.A1" office:value-type="string">
            <text:p text:style-name="P16">cat_id</text:p>
          </table:table-cell>
          <table:table-cell table:style-name="Table2.A1" office:value-type="string">
            <text:p text:style-name="P16">scout_id</text:p>
          </table:table-cell>
          <table:table-cell table:style-name="Table2.A1" office:value-type="string">
            <text:p text:style-name="P16">source_id</text:p>
          </table:table-cell>
          <table:table-cell table:style-name="Table2.A1" office:value-type="string">
            <text:p text:style-name="P16">disc_id</text:p>
          </table:table-cell>
          <table:table-cell table:style-name="Table2.A1" office:value-type="string">
            <text:p text:style-name="P19">status_id</text:p>
          </table:table-cell>
          <table:table-cell table:style-name="Table2.H1" office:value-type="string">
            <text:p text:style-name="P20">emblem_id</text:p>
          </table:table-cell>
        </table:table-row>
      </table:table>
      <text:p text:style-name="P17"/>
      <text:p text:style-name="P21"/>
      <text:p text:style-name="P17"/>
      <text:p text:style-name="P9">Board</text:p>
      <text:p text:style-name="P22"><text:tab/>connections = 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row>
          <table:table-cell table:style-name="Table1.A1" office:value-type="string">
            <text:p text:style-name="P41">scout_id</text:p>
          </table:table-cell>
          <table:table-cell table:style-name="Table1.A1" office:value-type="string">
            <text:p text:style-name="P42">content_id1</text:p>
          </table:table-cell>
          <table:table-cell table:style-name="Table1.A1" office:value-type="string">
            <text:p text:style-name="P42">content_id2</text:p>
          </table:table-cell>
          <table:table-cell table:style-name="Table1.D1" office:value-type="string">
            <text:p text:style-name="P39">…</text:p>
          </table:table-cell>
          <table:table-cell table:style-name="Table1.E1" office:value-type="string">
            <text:p text:style-name="P42">content_idk</text:p>
          </table:table-cell>
        </table:table-row>
        <table:table-row>
          <table:table-cell table:style-name="Table1.A4" office:value-type="string">
            <text:p text:style-name="P40"><text:span text:style-name="T4">c</text:span><text:span text:style-name="T3">ontent_id1</text:span></text:p>
          </table:table-cell>
          <table:table-cell table:style-name="Table1.B4" office:value-type="string">
            <text:p text:style-name="P43">1</text:p>
          </table:table-cell>
          <table:table-cell table:style-name="Table1.C2" office:value-type="string">
            <text:p text:style-name="P44">4</text:p>
          </table:table-cell>
          <table:table-cell table:style-name="Table1.D4" office:value-type="string">
            <text:p text:style-name="P44">3</text:p>
          </table:table-cell>
          <table:table-cell table:style-name="Table1.E2" office:value-type="string">
            <text:p text:style-name="P44">2</text:p>
          </table:table-cell>
        </table:table-row>
        <table:table-row>
          <table:table-cell table:style-name="Table1.A4" office:value-type="string">
            <text:p text:style-name="P42">content_id2</text:p>
          </table:table-cell>
          <table:table-cell table:style-name="Table1.B4" office:value-type="string">
            <text:p text:style-name="P45">4</text:p>
          </table:table-cell>
          <table:table-cell table:style-name="Table1.C3" office:value-type="string">
            <text:p text:style-name="P43">1</text:p>
          </table:table-cell>
          <table:table-cell table:style-name="Table1.D4" office:value-type="string">
            <text:p text:style-name="P44">7</text:p>
          </table:table-cell>
          <table:table-cell table:style-name="Table1.E3" office:value-type="string">
            <text:p text:style-name="P44">0</text:p>
          </table:table-cell>
        </table:table-row>
        <table:table-row>
          <table:table-cell table:style-name="Table1.A4" office:value-type="string">
            <text:p text:style-name="P42">...</text:p>
          </table:table-cell>
          <table:table-cell table:style-name="Table1.B4" office:value-type="string">
            <text:p text:style-name="P45">3</text:p>
          </table:table-cell>
          <table:table-cell table:style-name="Table1.C4" office:value-type="string">
            <text:p text:style-name="P45">7</text:p>
          </table:table-cell>
          <table:table-cell table:style-name="Table1.D4" office:value-type="string">
            <text:p text:style-name="P43">1</text:p>
          </table:table-cell>
          <table:table-cell table:style-name="Table1.E4" office:value-type="string">
            <text:p text:style-name="P44">8</text:p>
          </table:table-cell>
        </table:table-row>
        <table:table-row>
          <table:table-cell table:style-name="Table1.A5" office:value-type="string">
            <text:p text:style-name="P42">content_idk</text:p>
          </table:table-cell>
          <table:table-cell table:style-name="Table1.B5" office:value-type="string">
            <text:p text:style-name="P45">2</text:p>
          </table:table-cell>
          <table:table-cell table:style-name="Table1.C5" office:value-type="string">
            <text:p text:style-name="P45">0</text:p>
          </table:table-cell>
          <table:table-cell table:style-name="Table1.D5" office:value-type="string">
            <text:p text:style-name="P45">8</text:p>
          </table:table-cell>
          <table:table-cell table:style-name="Table1.E5" office:value-type="string">
            <text:p text:style-name="P43">1</text:p>
          </table:table-cell>
        </table:table-row>
      </table:table>
      <text:p text:style-name="P22"/>
      <text:p text:style-name="P22"/>
      <text:p text:style-name="P18"><text:span text:style-name="T17">JSON Representation of a </text:span><text:span text:style-name="T31">Board</text:span></text:p>
      <text:p text:style-name="P68">{</text:p>
      <text:p text:style-name="P63"><text:s text:c="2"/><text:span text:style-name="T18">"</text:span><text:span text:style-name="T19">tiles</text:span><text:span text:style-name="T18">": [</text:span></text:p>
      <text:p text:style-name="P63"><text:s text:c="4"/><text:span text:style-name="T18">{</text:span></text:p>
      <text:p text:style-name="P63"><text:span text:style-name="T18"><text:tab/>“</text:span><text:span text:style-name="T24">content”: “</text:span><text:span text:style-name="T27">http://www.somecoolurl.com/somestuffblah</text:span><text:span text:style-name="T24">”</text:span></text:p>
      <text:p text:style-name="P63"><text:s text:c="6"/><text:span text:style-name="T18">"</text:span><text:span text:style-name="T20">cat_color</text:span><text:span text:style-name="T18">": "</text:span><text:span text:style-name="T20">green</text:span><text:span text:style-name="T18">",</text:span></text:p>
      <text:p text:style-name="P63"><text:s text:c="6"/><text:span text:style-name="T18">"</text:span><text:span text:style-name="T20">scout</text:span><text:span text:style-name="T18">": "</text:span><text:span text:style-name="T20">pX0r</text:span><text:span text:style-name="T18">",</text:span></text:p>
      <text:p text:style-name="P63"><text:s text:c="6"/><text:span text:style-name="T18">"</text:span><text:span text:style-name="T20">status</text:span><text:span text:style-name="T18">": "</text:span><text:span text:style-name="T20">unread</text:span><text:span text:style-name="T18">",</text:span></text:p>
      <text:p text:style-name="P63"><text:s text:c="6"/><text:span text:style-name="T18">"</text:span><text:span text:style-name="T21">disc_count</text:span><text:span text:style-name="T18">": </text:span><text:span text:style-name="T21">3,</text:span></text:p>
      <text:p text:style-name="P63"><text:span text:style-name="T21"><text:tab/>“</text:span><text:span text:style-name="T22">emblem”: “star”,</text:span></text:p>
      <text:p text:style-name="P63"><text:span text:style-name="T22"><text:tab/>“</text:span><text:span text:style-name="T23">source_icon”: “TED.png”</text:span></text:p>
      <text:p text:style-name="P63"><text:s text:c="4"/><text:span text:style-name="T18">},</text:span></text:p>
      <text:p text:style-name="P64"><text:s text:c="4"/><text:span text:style-name="T18">{</text:span></text:p>
      <text:p text:style-name="P65"><text:span text:style-name="T18"><text:tab/>“</text:span><text:span text:style-name="T24">content”: “</text:span><text:span text:style-name="T27">http://www.</text:span><text:span text:style-name="T28">yetanother</text:span><text:span text:style-name="T27">coolurl.com/some</text:span><text:span text:style-name="T29">more</text:span><text:span text:style-name="T27">stuffblah</text:span><text:span text:style-name="T24">”</text:span></text:p>
      <text:p text:style-name="P64"><text:s text:c="6"/><text:span text:style-name="T18">"</text:span><text:span text:style-name="T20">cat_color</text:span><text:span text:style-name="T18">": "</text:span><text:span text:style-name="T26">purple</text:span><text:span text:style-name="T18">",</text:span></text:p>
      <text:p text:style-name="P64"><text:s text:c="6"/><text:span text:style-name="T18">"</text:span><text:span text:style-name="T20">scout</text:span><text:span text:style-name="T18">": "</text:span><text:span text:style-name="T26">ElSud</text:span><text:span text:style-name="T18">",</text:span></text:p>
      <text:p text:style-name="P64"><text:s text:c="6"/><text:span text:style-name="T18">"</text:span><text:span text:style-name="T20">status</text:span><text:span text:style-name="T18">": "</text:span><text:span text:style-name="T26">read</text:span><text:span text:style-name="T18">",</text:span></text:p>
      <text:p text:style-name="P64"><text:s text:c="6"/><text:span text:style-name="T18">"</text:span><text:span text:style-name="T21">disc_count</text:span><text:span text:style-name="T18">": </text:span><text:span text:style-name="T26">1</text:span><text:span text:style-name="T21">,</text:span></text:p>
      <text:p text:style-name="P64"><text:span text:style-name="T21"><text:tab/>“</text:span><text:span text:style-name="T22">emblem”: “star”,</text:span></text:p>
      <text:p text:style-name="P64"><text:span text:style-name="T22"><text:tab/>“</text:span><text:span text:style-name="T23">source_icon”: “</text:span><text:span text:style-name="T26">Arduino</text:span><text:span text:style-name="T23">.png”</text:span></text:p>
      <text:p text:style-name="P64"><text:s text:c="4"/><text:span text:style-name="T18">},</text:span></text:p>
      <text:p text:style-name="P64"><text:s text:c="4"/><text:span text:style-name="T18">{</text:span></text:p>
      <text:p text:style-name="P64"><text:span text:style-name="T18"><text:tab/>“</text:span><text:span text:style-name="T24">content”: “</text:span><text:span text:style-name="T25">S</text:span><text:span text:style-name="T24">napshot</text:span><text:span text:style-name="T26">3</text:span><text:span text:style-name="T24">.png”</text:span></text:p>
      <text:p text:style-name="P64"><text:s text:c="6"/><text:span text:style-name="T32">#...</text:span></text:p>
      <text:p text:style-name="P64"><text:s text:c="4"/><text:span text:style-name="T18">}</text:span></text:p>
      <text:p text:style-name="P63"><text:s text:c="2"/><text:span text:style-name="T18">]</text:span></text:p>
      <text:p text:style-name="P69">}</text:p>
      <text:p text:style-name="P23"/>
      <text:p text:style-name="P22"/>
      <text:p text:style-name="P10">Scout</text:p>
      <text:p text:style-name="P4"><text:tab/><text:span text:style-name="T7">scout_info = 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48">scout_id</text:p>
          </table:table-cell>
          <table:table-cell table:style-name="Table3.A1" office:value-type="string">
            <text:p text:style-name="P48">nick</text:p>
          </table:table-cell>
          <table:table-cell table:style-name="Table3.C1" office:value-type="string">
            <text:p text:style-name="P49">clique[scout_id1, scout_id2, …, scout_idk]</text:p>
          </table:table-cell>
        </table:table-row>
      </table:table>
      <text:p text:style-name="P26"/>
      <text:p text:style-name="P4"/>
      <text:p text:style-name="P11">Content</text:p>
      <text:p text:style-name="P27"><text:tab/>content_info = 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0">content_id</text:p>
          </table:table-cell>
          <table:table-cell table:style-name="Table4.A1" office:value-type="string">
            <text:p text:style-name="P50">url</text:p>
          </table:table-cell>
          <table:table-cell table:style-name="Table4.A1" office:value-type="string">
            <text:p text:style-name="P50">type</text:p>
          </table:table-cell>
          <table:table-cell table:style-name="Table4.D1" office:value-type="string">
            <text:p text:style-name="P50">snapshot</text:p>
          </table:table-cell>
        </table:table-row>
      </table:table>
      <text:p text:style-name="P27"/>
      <text:p text:style-name="P27"/>
      <text:p text:style-name="P12">Discussion</text:p>
      <text:p text:style-name="P29"><text:tab/>disc_info =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disc_id</text:p>
          </table:table-cell>
          <table:table-cell table:style-name="Table5.B1" office:value-type="string">
            <text:p text:style-name="P46"><text:span text:style-name="T8">[</text:span><text:span text:style-name="T9">mssg_</text:span><text:span text:style-name="T10">id</text:span><text:span text:style-name="T9">1</text:span><text:span text:style-name="T8">, </text:span><text:span text:style-name="T9">mssg_</text:span><text:span text:style-name="T10">id</text:span><text:span text:style-name="T9">2</text:span><text:span text:style-name="T8">, ..., </text:span><text:span text:style-name="T9">mssg_</text:span><text:span text:style-name="T10">id</text:span><text:span text:style-name="T9">k</text:span><text:span text:style-name="T8">]</text:span></text:p>
          </table:table-cell>
        </table:table-row>
      </table:table>
      <text:p text:style-name="P29"/>
      <text:p text:style-name="P29"/>
      <text:p text:style-name="P13">Message</text:p>
      <text:p text:style-name="P30"><text:tab/>mssg_info =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mssg_id</text:p>
          </table:table-cell>
          <table:table-cell table:style-name="Table6.A1" office:value-type="string">
            <text:p text:style-name="P52">scout_id</text:p>
          </table:table-cell>
          <table:table-cell table:style-name="Table6.A1" office:value-type="string">
            <text:p text:style-name="P47"><text:span text:style-name="T11">m</text:span><text:span text:style-name="T10">ssgtext</text:span></text:p>
          </table:table-cell>
          <table:table-cell table:style-name="Table6.D1" office:value-type="string">
            <text:p text:style-name="P53">datetime</text:p>
          </table:table-cell>
        </table:table-row>
      </table:table>
      <text:p text:style-name="P30"/>
      <text:p text:style-name="P28"/>
      <text:h text:style-name="P78" text:outline-level="2">View</text:h>
      <text:p text:style-name="P28"/>
      <text:p text:style-name="P8"><text:span text:style-name="T13">Hex</text:span><text:span text:style-name="T14">T</text:span><text:span text:style-name="T13">ile</text:span></text:p>
      <text:p text:style-name="P14"/>
      <text:p text:style-name="P8"><text:span text:style-name="T13">Board</text:span><text:span text:style-name="T14">V</text:span><text:span text:style-name="T13">iew</text:span></text:p>
      <text:p text:style-name="P14"/>
      <text:p text:style-name="P14">TileAdder</text:p>
      <text:p text:style-name="P14"/>
      <text:p text:style-name="P14">Navigator</text:p>
      <text:p text:style-name="P14"/>
      <text:p text:style-name="P8"><text:span text:style-name="T13">Search</text:span><text:span text:style-name="T15">B</text:span><text:span text:style-name="T13">ox</text:span></text:p>
      <text:p text:style-name="P6"/>
      <text:p text:style-name="P4"/>
      <text:p text:style-name="P4"/>
      <text:h text:style-name="P74" text:outline-level="1"/>
      <text:h text:style-name="P76" text:outline-level="1">FluidMosaic GUI Implementation Stages</text:h>
      <text:p text:style-name="P59"/>
      <text:p text:style-name="P57">Stage 1:</text:p>
      <text:p text:style-name="P54"><text:span text:style-name="T34">Data file </text:span><text:span text:style-name="T37">tile.json</text:span><text:span text:style-name="T34"> contains the definition of a tile. Coffescript </text:span><text:span text:style-name="T38">render</text:span><text:span text:style-name="T37">Tile.coffee</text:span><text:span text:style-name="T34"> can D3J</text:span><text:span text:style-name="T35">-</text:span><text:span text:style-name="T34">render a tile using this definition.</text:span></text:p>
      <text:p text:style-name="P55"><text:span text:style-name="T43">Contents of </text:span><text:span text:style-name="T39">tile.json</text:span><text:span text:style-name="T43"> :</text:span></text:p>
      <text:p text:style-name="P67">{</text:p>
      <text:p text:style-name="P66"><text:s text:c="2"/><text:span text:style-name="T18">"</text:span><text:span text:style-name="T19">tiles</text:span><text:span text:style-name="T18">": [</text:span></text:p>
      <text:p text:style-name="P66"><text:s text:c="4"/><text:span text:style-name="T18">{</text:span></text:p>
      <text:p text:style-name="P66"><text:span text:style-name="T18"><text:tab/>“</text:span><text:span text:style-name="T24">content”: “</text:span><text:bookmark-start text:name="__DdeLink__764_1620658131"/><text:a xlink:type="simple" xlink:href="http://www.somecoolurl.com/somestuffblah"><text:span text:style-name="T27">http://www.somecoolurl.com/somestuffblah</text:span></text:a><text:bookmark-end text:name="__DdeLink__764_1620658131"/><text:span text:style-name="T24">”,</text:span></text:p>
      <text:p text:style-name="P66"><text:span text:style-name="T24"><text:tab/>“</text:span><text:span text:style-name="T30">loc_xyz”: [0,0,0],</text:span></text:p>
      <text:p text:style-name="P66"><text:s text:c="6"/><text:tab/><text:span text:style-name="T18">"</text:span><text:span text:style-name="T20">cat_color</text:span><text:span text:style-name="T18">": "</text:span><text:span text:style-name="T20">green</text:span><text:span text:style-name="T18">",</text:span></text:p>
      <text:p text:style-name="P66"><text:s/><text:tab/><text:span text:style-name="T18">"</text:span><text:span text:style-name="T20">scout</text:span><text:span text:style-name="T18">": "</text:span><text:span text:style-name="T20">pX0r</text:span><text:span text:style-name="T18">",</text:span></text:p>
      <text:p text:style-name="P66"><text:s text:c="6"/><text:tab/><text:span text:style-name="T18">"</text:span><text:span text:style-name="T20">status</text:span><text:span text:style-name="T18">": "</text:span><text:span text:style-name="T20">unread</text:span><text:span text:style-name="T18">",</text:span></text:p>
      <text:p text:style-name="P66"><text:s text:c="6"/><text:tab/><text:span text:style-name="T18">"</text:span><text:span text:style-name="T21">disc_count</text:span><text:span text:style-name="T18">": </text:span><text:span text:style-name="T21">3,</text:span></text:p>
      <text:p text:style-name="P66"><text:span text:style-name="T21"><text:tab/>“</text:span><text:span text:style-name="T22">emblem”: “star”,</text:span></text:p>
      <text:p text:style-name="P66"><text:span text:style-name="T22"><text:tab/>“</text:span><text:span text:style-name="T23">source_icon”: “TED.png”</text:span></text:p>
      <text:p text:style-name="P66"><text:s text:c="4"/><text:span text:style-name="T18">}</text:span></text:p>
      <text:p text:style-name="P66"><text:s text:c="2"/><text:span text:style-name="T18">]</text:span></text:p>
      <text:p text:style-name="P70">}</text:p>
      <text:p text:style-name="P60"/>
      <text:p text:style-name="P56"><text:span text:style-name="T34">Stage </text:span><text:span text:style-name="T36">2</text:span><text:span text:style-name="T34">:</text:span></text:p>
      <text:p text:style-name="P54"><text:span text:style-name="T34">Data file </text:span><text:span text:style-name="T47">tiles</text:span><text:span text:style-name="T37">.json</text:span><text:span text:style-name="T34"> contains the </text:span><text:span text:style-name="T49">list of </text:span><text:span text:style-name="T34">definition</text:span><text:span text:style-name="T49">s</text:span><text:span text:style-name="T34"> of </text:span><text:span text:style-name="T48">many</text:span><text:span text:style-name="T36"> </text:span><text:span text:style-name="T34">tiles. Coffescript </text:span><text:span text:style-name="T38">render</text:span><text:span text:style-name="T40">Tiles</text:span><text:span text:style-name="T37">.coffee</text:span><text:span text:style-name="T34"> can render </text:span><text:span text:style-name="T41">the board view of </text:span><text:span text:style-name="T42">this </text:span><text:span text:style-name="T41">tile </text:span><text:span text:style-name="T42">collection</text:span><text:span text:style-name="T41">.</text:span></text:p>
      <text:p text:style-name="P61"/>
      <text:p text:style-name="P58">Stage 3:</text:p>
      <text:p text:style-name="P62">board.json contains tile definitions as an ordered list. Coffeescript renderBoard.coffee can render these arranged as a honey-comb map.</text:p>
      <text:p text:style-name="P54"/>
      <text:h text:style-name="P75" text:outline-level="1">References:</text:h>
      <text:p text:style-name="P4"/>
      <text:p text:style-name="P31">D3J Rendering Networked Structures</text:p>
      <text:p text:style-name="P5"><text:a xlink:type="simple" xlink:href="http://flowingdata.com/2012/08/02/how-to-make-an-interactive-network-visualization/"><text:span text:style-name="T12">http://flowingdata.com/2012/08/02/how-to-make-an-interactive-network-visualization/</text:span></text:a></text:p>
      <text:p text:style-name="P4"/>
      <text:p text:style-name="P2">Webpage Snapshot Service</text:p>
      <text:p text:style-name="P32"><text:a xlink:type="simple" xlink:href="http://www.websnapr.com/"><text:span text:style-name="T1">http://www.websnapr.com/</text:span></text:a></text:p>
      <text:p text:style-name="P2"/>
      <text:p text:style-name="P36">Webpage Previews Facebook Style</text:p>
      <text:p text:style-name="P33"><text:a xlink:type="simple" xlink:href="http://www.codeproject.com/Articles/357012/Creating-a-Facebook-Like-Website-Previewer"><text:span text:style-name="T16">http://www.codeproject.com/Articles/357012/Creating-a-Facebook-Like-Website-Previewer</text:span></text:a></text:p>
      <text:p text:style-name="P2"/>
      <text:p text:style-name="P3">Hex Tile Coordinates</text:p>
      <text:p text:style-name="P1"><text:a xlink:type="simple" xlink:href="http://keekerdc.com/2011/03/hexagon-grids-coordinate-systems-and-distance-calculations/"><text:span text:style-name="T2">http://keekerdc.com/2011/03/hexagon-grids-coordinate-systems-and-distance-calculations/</text:span></text:a></text:p>
      <text:p text:style-name="P3"/>
      <text:p text:style-name="P3">Hex Tile Rendering and Mouse Events</text:p>
      <text:p text:style-name="P1"><text:a xlink:type="simple" xlink:href="http://www.gamedev.net/page/resources/_/technical/game-programming/coordinates-in-hexagon-based-tile-maps-r1800"><text:span text:style-name="T2">http://www.gamedev.net/page/resources/_/technical/game-programming/coordinates-in-hexagon-based-tile-maps-r1800</text:span></text:a></text:p>
      <text:p text:style-name="P3"/>
      <text:p text:style-name="P3">HTML5 Canvas Drag Simple Objects</text:p>
      <text:p text:style-name="P1"><text:a xlink:type="simple" xlink:href="http://rectangleworld.com/demos/SimpleDragging/SimpleDragging"><text:span text:style-name="T2">http://rectangleworld.com/demos/SimpleDragging/SimpleDragging</text:span></text:a></text:p>
      <text:p text:style-name="P3"/>
      <text:p text:style-name="P37">Manipulating JSON Arrays</text:p>
      <text:p text:style-name="P34"><text:a xlink:type="simple" xlink:href="http://stackoverflow.com/questions/4538269/adding-removing-items-from-json-data-with-jquery"><text:span text:style-name="T33">http://stackoverflow.com/questions/4538269/adding-removing-items-from-json-data-with-jquery</text:span></text:a></text:p>
      <text:p text:style-name="P37"/>
      <text:p text:style-name="P35"><text:span text:style-name="T44">D3J and Coff</text:span><text:span text:style-name="T46">e</text:span><text:span text:style-name="T44">escript </text:span><text:span text:style-name="T45">(Hexagon Tutorial)</text:span></text:p>
      <text:p text:style-name="P35"><text:a xlink:type="simple" xlink:href="http://astrobiased.com/d3-for-scientists.html"><text:span text:style-name="T44">http://astrobiased.com/d3-for-scientists.html</text:span></text:a></text:p>
      <text:p text:style-name="P38"/>
      <text:p text:style-name="P71">D3J Array Manipulations</text:p>
      <text:p text:style-name="P72"><text:a xlink:type="simple" xlink:href="https://github.com/mbostock/d3/wiki/Arrays"><text:span text:style-name="T50">https://github.com/mbostock/d3/wiki/Arrays</text:span></text:a></text:p>
      <text:p text:style-name="P72"><text:span text:style-name="T50"/></text:p>
      <text:p text:style-name="P73"><text:span text:style-name="T51">D3J Data-Join</text:span></text:p>
      <text:p text:style-name="P73"><text:a xlink:type="simple" xlink:href="http://bost.ocks.org/mike/join/"><text:span text:style-name="T51">http://bost.ocks.org/mike/join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shkar </meta:initial-creator>
    <meta:creation-date>2013-05-24T15:09:26</meta:creation-date>
    <dc:date>2013-06-09T17:55:50</dc:date>
    <dc:creator>Pushkar </dc:creator>
    <meta:editing-duration>PT7H41M50S</meta:editing-duration>
    <meta:editing-cycles>109</meta:editing-cycles>
    <meta:generator>LibreOffice/4.0.3.3$Linux_x86 LibreOffice_project/400m0$Build-3</meta:generator>
    <meta:document-statistic meta:table-count="6" meta:image-count="0" meta:object-count="0" meta:page-count="5" meta:paragraph-count="136" meta:word-count="269" meta:character-count="2693" meta:non-whitespace-character-count="2420"/>
  </office:meta>
</office:document-meta>
</file>